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0.398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ummer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Erledigt?</text:p>
          </table:table-cell>
          <table:table-cell office:value-type="string" table:style-name="ce2">
            <text:p>Aufgabe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trichmännchen bauen (je 2 Gliedmaßen Arme/Beine, Kopf direkt auf Schulter) Massenverteilung / Längenverteilung nachschauen. Grafik erstellen (automatischer Scroll wenn sich das Männchen bewegt?). Punkte, Balken und Gelenke. Balken verbinden Punkte (= hat 2 Punkte, zu denen er gehört, hat eine l0 und l und federkonstante). Gelenke verbinden balken und sitzen in einem punkt. Haben ursprungspunkt und 2 zielpunkte als member. Federwirkung auf punkte überlegen (auch auf sich selber z.B., impulserhaltung, kraft-gegenkraft, etc)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hysik einbauen: Gravitationskraft, Federn als Gliedmaße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Kollision mit Boden implementieren, Reibung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infachen Schritt modellieren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ximales Drehmoment der Gelenke checken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Udo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 Burpees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D7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liver</meta:initial-creator>
    <dc:creator>Oliver Scheel</dc:creator>
    <meta:creation-date>2009-04-16T11:32:48Z</meta:creation-date>
    <dc:date>2016-07-04T16:42:02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WorkbookGuid">be2d9ad8-95bf-48b6-854b-9c0af0e14145</meta:user-defined>
  </office:meta>
</office:document-meta>
</file>